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681" calcext:value-type="float">
            <text:p>681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/>
          <table:table-cell office:value-type="float" office:value="687" calcext:value-type="float">
            <text:p>687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/>
          <table:table-cell office:value-type="float" office:value="702" calcext:value-type="float">
            <text:p>702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/>
          <table:table-cell office:value-type="float" office:value="711" calcext:value-type="float">
            <text:p>711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/>
          <table:table-cell office:value-type="float" office:value="724" calcext:value-type="float">
            <text:p>724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426" calcext:value-type="float">
            <text:p>4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2T18:58:02.772890801</meta:creation-date>
    <dc:date>2021-12-02T19:03:33.619513862</dc:date>
    <meta:editing-duration>PT5M32S</meta:editing-duration>
    <meta:editing-cycles>1</meta:editing-cycles>
    <meta:document-statistic meta:table-count="1" meta:cell-count="156" meta:object-count="0"/>
    <meta:generator>LibreOffice/5.1.6.2$Linux_X86_64 LibreOffice_project/10m0$Build-2</meta:generator>
  </office:meta>
</office:document-meta>
</file>